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4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5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0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0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1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11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12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1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1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1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1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1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1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2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df97e" style:font-size-asian="10.5pt" style:font-weight-asian="normal" style:font-size-complex="12pt" style:font-weight-complex="normal"/>
    </style:style>
    <style:style style:name="P221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22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2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27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df97e" officeooo:paragraph-rsid="010df97e" style:font-size-asian="10.5pt" style:font-weight-asian="normal" style:font-size-complex="12pt" style:font-weight-complex="normal"/>
    </style:style>
    <style:style style:name="P228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3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3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f97e" style:font-size-asian="10.5pt" style:font-weight-asian="bold" style:font-size-complex="12pt" style:font-weight-complex="bold"/>
    </style:style>
    <style:style style:name="P234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35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36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37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38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39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40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41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42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43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44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45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46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47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48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49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50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51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T67" style:family="text">
      <style:text-properties officeooo:rsid="010df97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290660961285413913" text:style-name="L1">
        <text:list-item>
          <text:p text:style-name="P15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5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5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5193036352690284699" text:style-name="L2">
        <text:list-item>
          <text:p text:style-name="P15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57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1639008527894175318" text:style-name="L3">
        <text:list-item>
          <text:p text:style-name="P15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8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7688519069484152339" text:style-name="L4">
        <text:list-item>
          <text:p text:style-name="P159">Publicat codi d'accès al Classroom.</text:p>
        </text:list-item>
        <text:list-item>
          <text:p text:style-name="P172">Treball autònom tasca 1.</text:p>
        </text:list-item>
        <text:list-item>
          <text:p text:style-name="P16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224142505263894" text:continue-numbering="true" text:style-name="L4">
        <text:list-item>
          <text:p text:style-name="P16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224141019666846" text:continue-numbering="true" text:style-name="L4">
        <text:list-item>
          <text:p text:style-name="P16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47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224140659301291" text:continue-numbering="true" text:style-name="L4">
        <text:list-item>
          <text:p text:style-name="P162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62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3">Comentem apartat 1.1 Temperatura y calor.</text:p>
        </text:list-item>
      </text:list>
      <text:p text:style-name="P60"/>
      <text:p text:style-name="P103">Di<text:span text:style-name="T12">vendres 10</text:span>/<text:span text:style-name="T7">10</text:span>/2<text:span text:style-name="T5">5</text:span></text:p>
      <text:p text:style-name="P103"/>
      <text:list xml:id="list224141433902827" text:continue-numbering="true" text:style-name="L4">
        <text:list-item>
          <text:p text:style-name="P16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9">Comentem apartat 1.2 Presión.</text:p>
        </text:list-item>
        <text:list-item>
          <text:p text:style-name="P179">Comentem apartat 1.2 Presión.</text:p>
        </text:list-item>
        <text:list-item>
          <text:p text:style-name="P179">Comentem els exercicis 1.3 Ejercicios temperatura y presión.</text:p>
        </text:list-item>
        <text:list-item>
          <text:p text:style-name="P179">Comentem apartat 1.4 Enegía y potencia</text:p>
        </text:list-item>
        <text:list-item>
          <text:p text:style-name="P180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04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04">Di<text:span text:style-name="T15">jous</text:span><text:tab/><text:tab/><text:span text:style-name="T15">16</text:span>/<text:span text:style-name="T7">10</text:span>/2<text:span text:style-name="T5">5</text:span></text:p>
      <text:list xml:id="list224140983505999" text:continue-numbering="true" text:style-name="L4">
        <text:list-item>
          <text:p text:style-name="P16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1">Comentem apartat 1.<text:span text:style-name="T15">5 Ejercicios energía y potencia</text:span>.</text:p>
        </text:list-item>
        <text:list-item>
          <text:p text:style-name="P181">Comentem apartat 1.<text:span text:style-name="T15">6.1 Calor específico</text:span></text:p>
        </text:list-item>
        <text:list-item>
          <text:p text:style-name="P181">Comentem apartat 1.<text:span text:style-name="T15">6.2 Calor sensible y latente</text:span></text:p>
        </text:list-item>
      </text:list>
      <text:p text:style-name="P62"/>
      <text:p text:style-name="P143">Divendres<text:tab/>17/10/25</text:p>
      <text:list xml:id="list224141808657760" text:continue-numbering="true" text:style-name="L4">
        <text:list-item>
          <text:p text:style-name="P16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2">Comentem apartat 1.6.3 Transmisión del calor</text:p>
        </text:list-item>
        <text:list-item>
          <text:p text:style-name="P182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48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224141054495671" text:continue-numbering="true" text:style-name="L4">
        <text:list-item>
          <text:p text:style-name="P16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3">Comentem <text:span text:style-name="T17">exercicis 1.7-1 a 3</text:span></text:p>
        </text:list-item>
        <text:list-item>
          <text:p text:style-name="P184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224142111185589" text:continue-numbering="true" text:style-name="L4">
        <text:list-item>
          <text:p text:style-name="P16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5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05">Di<text:span text:style-name="T19">jous</text:span><text:tab/><text:tab/><text:span text:style-name="T19">30</text:span>/<text:span text:style-name="T9">10</text:span>/2<text:span text:style-name="T5">5</text:span></text:p>
      <text:p text:style-name="P105"/>
      <text:list xml:id="list224141195230984" text:continue-numbering="true" text:style-name="L4">
        <text:list-item>
          <text:p text:style-name="P16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4">Comencem a comentar l'apartat 1.8.4 Diagrama de Mollier (diagrama p h)</text:p>
        </text:list-item>
      </text:list>
      <text:p text:style-name="P32"/>
      <text:p text:style-name="P32"/>
      <text:p text:style-name="P105">Di<text:span text:style-name="T19">vendres</text:span><text:tab/><text:span text:style-name="T19">31</text:span>/<text:span text:style-name="T9">10</text:span>/2<text:span text:style-name="T5">5</text:span></text:p>
      <text:p text:style-name="P105"/>
      <text:p text:style-name="P65">Festiu triat pel centre.</text:p>
      <text:p text:style-name="P65"/>
      <text:p text:style-name="P65"/>
      <text:p text:style-name="P106">Di<text:span text:style-name="T3">marts</text:span><text:tab/><text:span text:style-name="T20">04</text:span>/<text:span text:style-name="T9">11</text:span>/2<text:span text:style-name="T5">5</text:span></text:p>
      <text:p text:style-name="P106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07">Di<text:span text:style-name="T3">mecres</text:span><text:tab/><text:span text:style-name="T20">05</text:span>/<text:span text:style-name="T9">11</text:span>/2<text:span text:style-name="T5">5</text:span></text:p>
      <text:p text:style-name="P107"/>
      <text:list xml:id="list224142090631882" text:continue-numbering="true" text:style-name="L4">
        <text:list-item>
          <text:p text:style-name="P16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5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8"/>
      <text:p text:style-name="P149">Di<text:span text:style-name="T22">jous</text:span><text:tab/><text:tab/><text:span text:style-name="T20">06</text:span>/<text:span text:style-name="T9">11</text:span>/2<text:span text:style-name="T5">5</text:span></text:p>
      <text:p text:style-name="P108"/>
      <text:list xml:id="list224142440826254" text:continue-numbering="true" text:style-name="L4">
        <text:list-item>
          <text:p text:style-name="P17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6">Co<text:span text:style-name="T22">mentem exercici 1.9-5</text:span></text:p>
        </text:list-item>
      </text:list>
      <text:p text:style-name="P109"/>
      <text:p text:style-name="P109"/>
      <text:p text:style-name="P109">Di<text:span text:style-name="T23">vendres</text:span><text:tab/><text:span text:style-name="T20">07</text:span>/<text:span text:style-name="T9">11</text:span>/2<text:span text:style-name="T5">5</text:span></text:p>
      <text:p text:style-name="P109"/>
      <text:list xml:id="list224141812431193" text:continue-numbering="true" text:style-name="L4">
        <text:list-item>
          <text:p text:style-name="P171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77">C<text:span text:style-name="T23">omentem apartat 1.1.1 Coeficiente de funcionamiento COP y EER</text:span></text:p>
        </text:list-item>
        <text:list-item>
          <text:p text:style-name="P177">C<text:span text:style-name="T23">omentem apartat 1.1.2 Componenentes d ela instalación drigorífica por compresión</text:span></text:p>
        </text:list-item>
      </text:list>
      <text:p text:style-name="P66"/>
      <text:p text:style-name="P110"/>
      <text:p text:style-name="P110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7072525663018656010" text:style-name="L5">
        <text:list-item>
          <text:p text:style-name="P23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49"><text:span text:style-name="T26">C</text:span><text:span text:style-name="T25">omentem 1.1.3 Ciclo frigorífico en el diagrama p h</text:span></text:p>
        </text:list-item>
        <text:list-item>
          <text:p text:style-name="P249"><text:span text:style-name="T26">C</text:span><text:span text:style-name="T25">omentem 1.1.4 Caudal másico</text:span></text:p>
        </text:list-item>
        <text:list-item>
          <text:p text:style-name="P249"><text:span text:style-name="T26">C</text:span><text:span text:style-name="T25">omentem 1.1.5 Relación de compresión</text:span></text:p>
        </text:list-item>
        <text:list-item>
          <text:p text:style-name="P186">Comentem exercici 1.2-1</text:p>
        </text:list-item>
      </text:list>
      <text:p text:style-name="P51"/>
      <text:p text:style-name="P51"/>
      <text:p text:style-name="P111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224141192825617" text:continue-numbering="true" text:style-name="L5">
        <text:list-item>
          <text:p text:style-name="P194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12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224141557867596" text:continue-numbering="true" text:style-name="L5">
        <text:list-item>
          <text:p text:style-name="P23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7">Comentem exercici 1.2-<text:span text:style-name="T32">2</text:span></text:p>
        </text:list-item>
      </text:list>
      <text:p text:style-name="P52"/>
      <text:p text:style-name="P113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224141866319338" text:continue-numbering="true" text:style-name="L5">
        <text:list-item>
          <text:p text:style-name="P23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8">Comentem exercici 1.2-<text:span text:style-name="T32">2 i 3</text:span></text:p>
        </text:list-item>
      </text:list>
      <text:p text:style-name="P53"/>
      <text:p text:style-name="P114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224140785668805" text:continue-numbering="true" text:style-name="L5">
        <text:list-item>
          <text:p text:style-name="P23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50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15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224141973741302" text:continue-numbering="true" text:style-name="L5">
        <text:list-item>
          <text:p text:style-name="P195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16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224140668687849" text:continue-numbering="true" text:style-name="L5">
        <text:list-item>
          <text:p text:style-name="P238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51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50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224141508629882" text:continue-numbering="true" text:style-name="L5">
        <text:list-item>
          <text:p text:style-name="P23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9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89"><text:span text:style-name="T11">C</text:span>omentem <text:span text:style-name="T35">apartat 1.4 Puntos de medición de temperatura y presión.</text:span></text:p>
        </text:list-item>
        <text:list-item>
          <text:p text:style-name="P189"><text:span text:style-name="T11">C</text:span>omentem <text:span text:style-name="T35">apartat 1.5 Símbolos según UNE EN 1861.</text:span></text:p>
        </text:list-item>
        <text:list-item>
          <text:p text:style-name="P199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17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17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8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51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224141159490976" text:continue-numbering="true" text:style-name="L5">
        <text:list-item>
          <text:p text:style-name="P240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0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96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9">Di<text:span text:style-name="T3">mecres</text:span><text:tab/><text:span text:style-name="T38">03</text:span>/<text:span text:style-name="T9">12</text:span>/2<text:span text:style-name="T5">5</text:span></text:p>
      <text:p text:style-name="P119"/>
      <text:list xml:id="list224142002265867" text:continue-numbering="true" text:style-name="L5">
        <text:list-item>
          <text:p text:style-name="P197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20">Di<text:span text:style-name="T40">jous<text:tab/></text:span><text:tab/><text:span text:style-name="T38">04</text:span>/<text:span text:style-name="T9">12</text:span>/2<text:span text:style-name="T5">5</text:span></text:p>
      <text:list xml:id="list224142509158731" text:continue-numbering="true" text:style-name="L5">
        <text:list-item>
          <text:p text:style-name="P24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1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20"/>
      <text:p text:style-name="P120">Di<text:span text:style-name="T40">vendres</text:span><text:tab/><text:span text:style-name="T38">05</text:span>/<text:span text:style-name="T9">12</text:span>/2<text:span text:style-name="T5">5</text:span></text:p>
      <text:p text:style-name="P120"/>
      <text:list xml:id="list224141365577237" text:continue-numbering="true" text:style-name="L5">
        <text:list-item>
          <text:p text:style-name="P24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1"><text:span text:style-name="T11">C</text:span>omentem <text:span text:style-name="T35">apartat 2.1.1.1 Compressors hermètics</text:span></text:p>
        </text:list-item>
        <text:list-item>
          <text:p text:style-name="P200">Comentem exemple 2.1.1.1-1</text:p>
        </text:list-item>
      </text:list>
      <text:p text:style-name="P71"/>
      <text:p text:style-name="P121">Di<text:span text:style-name="T3">marts</text:span><text:tab/><text:span text:style-name="T38">09</text:span>/<text:span text:style-name="T9">12</text:span>/2<text:span text:style-name="T5">5</text:span></text:p>
      <text:p text:style-name="P121"/>
      <text:list xml:id="list224142333231507" text:continue-numbering="true" text:style-name="L5">
        <text:list-item>
          <text:p text:style-name="P198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22">Di<text:span text:style-name="T3">mecres</text:span><text:tab/><text:span text:style-name="T44">10</text:span>/<text:span text:style-name="T9">12</text:span>/2<text:span text:style-name="T5">5</text:span></text:p>
      <text:p text:style-name="P122"/>
      <text:list xml:id="list224142168050292" text:continue-numbering="true" text:style-name="L5">
        <text:list-item>
          <text:p text:style-name="P178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23"/>
      <text:p text:style-name="P123">Di<text:span text:style-name="T45">jous</text:span><text:tab/><text:tab/><text:span text:style-name="T44">11</text:span>/<text:span text:style-name="T9">12</text:span>/2<text:span text:style-name="T5">5</text:span></text:p>
      <text:p text:style-name="P123"/>
      <text:p text:style-name="P73">Seguim comentant exemple 2.1.1.1-1</text:p>
      <text:p text:style-name="P144"/>
      <text:p text:style-name="P123">Di<text:span text:style-name="T45">vendres</text:span><text:tab/><text:span text:style-name="T44">12</text:span>/<text:span text:style-name="T9">12</text:span>/2<text:span text:style-name="T5">5</text:span></text:p>
      <text:p text:style-name="P123"/>
      <text:p text:style-name="P77">Activitat emp<text:span text:style-name="T46">r</text:span>enedoria.</text:p>
      <text:p text:style-name="P77"/>
      <text:p text:style-name="P124">Di<text:span text:style-name="T3">marts</text:span><text:tab/><text:span text:style-name="T47">16</text:span>/<text:span text:style-name="T9">12</text:span>/2<text:span text:style-name="T5">5</text:span></text:p>
      <text:p text:style-name="P124"/>
      <text:list xml:id="list224142152383058" text:continue-numbering="true" text:style-name="L5">
        <text:list-item>
          <text:p text:style-name="P24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2"><text:span text:style-name="T11">C</text:span>omentem <text:span text:style-name="T47">programa de simulació SOLKANE (pàg. 11 i 12)</text:span></text:p>
        </text:list-item>
      </text:list>
      <text:p text:style-name="P74"/>
      <text:p text:style-name="P124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25"><text:soft-page-break/>Di<text:span text:style-name="T3">marts</text:span><text:tab/><text:span text:style-name="T47">18</text:span>/<text:span text:style-name="T9">12</text:span>/2<text:span text:style-name="T5">5</text:span></text:p>
      <text:p text:style-name="P125"/>
      <text:list xml:id="list224141351012620" text:continue-numbering="true" text:style-name="L5">
        <text:list-item>
          <text:p text:style-name="P24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3"><text:span text:style-name="T11">C</text:span>omentem <text:span text:style-name="T48">apartat 2.1.1.2 Compressors semihermètics</text:span></text:p>
        </text:list-item>
        <text:list-item>
          <text:p text:style-name="P193"><text:span text:style-name="T11">C</text:span>omentem <text:span text:style-name="T48">apartat 2.1.1.3 Compressors oberts</text:span></text:p>
        </text:list-item>
        <text:list-item>
          <text:p text:style-name="P193"><text:span text:style-name="T11">C</text:span>omentem <text:span text:style-name="T48">apartat 2.1.2.1 Compressors alternatius de pistó</text:span></text:p>
          <text:p text:style-name="P193"/>
        </text:list-item>
      </text:list>
      <text:p text:style-name="P75"/>
      <text:p text:style-name="P126">Di<text:span text:style-name="T3">mecres</text:span><text:tab/><text:span text:style-name="T49">07</text:span>/<text:span text:style-name="T49">01</text:span>/2<text:span text:style-name="T49">6</text:span></text:p>
      <text:p text:style-name="P126"/>
      <text:list xml:id="list224141606304003" text:continue-numbering="true" text:style-name="L5">
        <text:list-item>
          <text:p text:style-name="P24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1">Repassem apartat 2.1.2.1 <text:span text:style-name="T48"><text:s/>Compressors alternatius de pistó</text:span></text:p>
        </text:list-item>
        <text:list-item>
          <text:p text:style-name="P201">Comentem 2.1.2.1.1 Proceso de compresión en compresores de pistón alternativo</text:p>
        </text:list-item>
        <text:list-item>
          <text:p text:style-name="P201">Comentem 2.1.2.1.2 Número y disposición de los cilindros</text:p>
        </text:list-item>
        <text:list-item>
          <text:p text:style-name="P202">Comentem 2.1.2.1.<text:span text:style-name="T50">3 Transformación del movimiento rotativo en movimiento alternativo</text:span></text:p>
        </text:list-item>
        <text:list-item>
          <text:p text:style-name="P202">Comentem 2.1.2.1.<text:span text:style-name="T50">4 Válvulas de aspiración y descarga</text:span></text:p>
        </text:list-item>
        <text:list-item>
          <text:p text:style-name="P202">Comentem 2.1.2.1.<text:span text:style-name="T50">5 Dispositivos de lubricación</text:span></text:p>
        </text:list-item>
        <text:list-item>
          <text:p text:style-name="P204">Comencem amb l'exe<text:span text:style-name="T51">m</text:span>ple 2.1.2.2-1</text:p>
        </text:list-item>
      </text:list>
      <text:p text:style-name="P76"/>
      <text:p text:style-name="P76"/>
      <text:p text:style-name="P127">Di<text:span text:style-name="T52">jous</text:span><text:tab/><text:tab/><text:span text:style-name="T49">08</text:span>/<text:span text:style-name="T49">01</text:span>/2<text:span text:style-name="T49">6</text:span></text:p>
      <text:p text:style-name="P127"/>
      <text:list xml:id="list224142575536995" text:continue-numbering="true" text:style-name="L5">
        <text:list-item>
          <text:p text:style-name="P24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3">Repassem apartat 2.1.2.1 <text:span text:style-name="T48"><text:s/>Compressors alternatius de pistó</text:span></text:p>
        </text:list-item>
        <text:list-item>
          <text:p text:style-name="P203">Comentem <text:span text:style-name="T50">l'exemple 2.1.2.2-1</text:span></text:p>
        </text:list-item>
        <text:list-item>
          <text:p text:style-name="P205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27"/>
      <text:p text:style-name="P128">Di<text:span text:style-name="T53">vendres</text:span><text:tab/><text:span text:style-name="T49">09</text:span>/<text:span text:style-name="T49">01</text:span>/2<text:span text:style-name="T49">6</text:span></text:p>
      <text:p text:style-name="P128"/>
      <text:list xml:id="list6156958681644372596" text:style-name="L6">
        <text:list-item>
          <text:p text:style-name="P206">Desmuntem compressors de pistons per veure els components interns (plat de vàlvules, pistons, bieles, cigüenyal) i tornem a muntar-los.</text:p>
        </text:list-item>
        <text:list-item>
          <text:p text:style-name="P24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24142756170741" text:continue-list="list224142575536995" text:style-name="L5">
        <text:list-item>
          <text:p text:style-name="P207">Comentem l'exemple <text:span text:style-name="T50">2.1.2.2-</text:span>2</text:p>
        </text:list-item>
        <text:list-item>
          <text:p text:style-name="P207">Baixem al taller per recuperar el refrigerant del simulador.</text:p>
        </text:list-item>
      </text:list>
      <text:p text:style-name="P79"/>
      <text:p text:style-name="P79"/>
      <text:p text:style-name="P129">Di<text:span text:style-name="T54">marts</text:span><text:tab/><text:span text:style-name="T54">13</text:span>/<text:span text:style-name="T49">01</text:span>/2<text:span text:style-name="T49">6</text:span></text:p>
      <text:p text:style-name="P129"/>
      <text:p text:style-name="P80">Baixa per migranya</text:p>
      <text:p text:style-name="P80"/>
      <text:p text:style-name="P80"/>
      <text:p text:style-name="P129">Di<text:span text:style-name="T54">mecres</text:span><text:tab/><text:span text:style-name="T54">14</text:span>/<text:span text:style-name="T49">01</text:span>/2<text:span text:style-name="T49">6</text:span></text:p>
      <text:p text:style-name="P129"/>
      <text:list xml:id="list224142401526740" text:continue-numbering="true" text:style-name="L5">
        <text:list-item>
          <text:p text:style-name="P208">Comentem l'exemple <text:span text:style-name="T50">2.1.2.2-</text:span>2</text:p>
        </text:list-item>
      </text:list>
      <text:p text:style-name="P129"/>
      <text:p text:style-name="P129">Di<text:span text:style-name="T54">jous</text:span><text:tab/><text:tab/><text:span text:style-name="T54">15</text:span>/<text:span text:style-name="T49">01</text:span>/2<text:span text:style-name="T49">6</text:span></text:p>
      <text:p text:style-name="P129"/>
      <text:list xml:id="list2458245773373190410" text:style-name="L7">
        <text:list-item>
          <text:p text:style-name="P211">Comentem esquema <text:a xlink:type="simple" xlink:href="https://paulinoposada.github.io/web_fred/web_fred_25_26/GM/documents_gm/ta/ta_03.pdf">tasca 3</text:a></text:p>
        </text:list-item>
        <text:list-item>
          <text:p text:style-name="P211">Comentem exemple 2.1.2.2-2</text:p>
        </text:list-item>
      </text:list>
      <text:p text:style-name="P146"/>
      <text:p text:style-name="P130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30"/>
      <text:p text:style-name="P85">No feim classe per emergència sanitària.</text:p>
      <text:p text:style-name="P85"/>
      <text:p text:style-name="P134"/>
      <text:p text:style-name="P134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6">Festiu (Sant Sebastià)</text:p>
      <text:p text:style-name="P134"/>
      <text:p text:style-name="P134"/>
      <text:p text:style-name="P133">Di<text:span text:style-name="T54">mecres</text:span><text:tab/><text:span text:style-name="T58">21</text:span>/<text:span text:style-name="T49">01</text:span>/2<text:span text:style-name="T49">6</text:span></text:p>
      <text:p text:style-name="P133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30">Di<text:span text:style-name="T56">jous </text:span><text:tab/><text:tab/><text:span text:style-name="T55">22</text:span>/<text:span text:style-name="T49">01</text:span>/2<text:span text:style-name="T49">6</text:span></text:p>
      <text:p text:style-name="P130"/>
      <text:list xml:id="list224142370707180" text:continue-list="list6156958681644372596" text:style-name="L6">
        <text:list-item>
          <text:p text:style-name="P24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039612178504465015" text:style-name="L8">
        <text:list-item>
          <text:p text:style-name="P209">Comentem <text:span text:style-name="T56">l'apartat 2.1.2.3 <text:s/>Compressor rotatius de pistó rodant i paletes</text:span></text:p>
        </text:list-item>
        <text:list-item>
          <text:p text:style-name="P209">Comentem <text:span text:style-name="T56">l'apartat 2.1.2.3.1 Compressor de pistó rodant</text:span></text:p>
        </text:list-item>
        <text:list-item>
          <text:p text:style-name="P209">Comentem <text:span text:style-name="T56">l'apartat 2.1.2.3.2 Compressor de paletes</text:span></text:p>
        </text:list-item>
        <text:list-item>
          <text:p text:style-name="P212">Començem a comentar l'apartat <text:s/>2.1.2.3.3 Compressor de tornillo</text:p>
        </text:list-item>
      </text:list>
      <text:p text:style-name="P85"/>
      <text:p text:style-name="P86"/>
      <text:p text:style-name="P131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32">Di<text:span text:style-name="T54">marts</text:span><text:tab/><text:span text:style-name="T58">27</text:span>/<text:span text:style-name="T49">01</text:span>/2<text:span text:style-name="T49">6</text:span></text:p>
      <text:p text:style-name="P132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35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97">Feim el primer examen de la segona avaluació.</text:p>
      <text:p text:style-name="P135"/>
      <text:p text:style-name="P135"/>
      <text:p text:style-name="P136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98">Comentem les solucions dels exàmens del 28/01/26.</text:p>
      <text:p text:style-name="P98"/>
      <text:p text:style-name="P137"/>
      <text:p text:style-name="P137">Di<text:span text:style-name="T61">vendres</text:span><text:tab/><text:span text:style-name="T61">30</text:span>/<text:span text:style-name="T49">01</text:span>/2<text:span text:style-name="T49">6</text:span></text:p>
      <text:p text:style-name="P137"/>
      <text:list xml:id="list224141071070454" text:continue-list="list224142370707180" text:style-name="L6">
        <text:list-item>
          <text:p text:style-name="P24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5838739308408731939" text:style-name="L9">
        <text:list-item>
          <text:p text:style-name="P210">Comentem <text:span text:style-name="T61">exercicis 2.2-1 a 4.</text:span></text:p>
        </text:list-item>
      </text:list>
      <text:p text:style-name="P138"><text:soft-page-break/>Di<text:span text:style-name="T54">marts</text:span><text:tab/><text:span text:style-name="T62">03</text:span>/<text:span text:style-name="T49">02</text:span>/2<text:span text:style-name="T49">6</text:span></text:p>
      <text:list xml:id="list224142495998582" text:continue-numbering="true" text:style-name="L9">
        <text:list-header>
          <text:p text:style-name="P229"/>
        </text:list-header>
        <text:list-item>
          <text:p text:style-name="P213">Baixa al taller el grup <text:span text:style-name="T62">1</text:span>.</text:p>
          <text:p text:style-name="P213"/>
        </text:list-item>
        <text:list-item>
          <text:p text:style-name="P213">Recuperem regfrigerant del simulador.</text:p>
        </text:list-item>
        <text:list-item>
          <text:p text:style-name="P216">Comentem components de l'equip split d'aire condicionat.</text:p>
        </text:list-item>
      </text:list>
      <text:p text:style-name="P83"/>
      <text:p text:style-name="P83"/>
      <text:p text:style-name="P139">Di<text:span text:style-name="T54">mecres</text:span><text:tab/><text:span text:style-name="T62">04</text:span>/<text:span text:style-name="T49">02</text:span>/2<text:span text:style-name="T49">6</text:span></text:p>
      <text:list xml:id="list224141083206178" text:continue-numbering="true" text:style-name="L9">
        <text:list-header>
          <text:p text:style-name="P230"/>
        </text:list-header>
        <text:list-item>
          <text:p text:style-name="P214">Baixa al taller el grup <text:span text:style-name="T63">2</text:span>.</text:p>
        </text:list-item>
        <text:list-item>
          <text:p text:style-name="P217">Comentem components de l'equip split d'aire condicionat <text:span text:style-name="T63">i el posem en marxa en fred i en calor.</text:span></text:p>
        </text:list-item>
      </text:list>
      <text:p text:style-name="P94"/>
      <text:p text:style-name="P99"/>
      <text:p text:style-name="P84"/>
      <text:p text:style-name="P140">Di<text:span text:style-name="T64">jous</text:span><text:tab/><text:tab/><text:span text:style-name="T62">05</text:span>/<text:span text:style-name="T49">02</text:span>/2<text:span text:style-name="T49">6</text:span></text:p>
      <text:list xml:id="list224141464825518" text:continue-numbering="true" text:style-name="L9">
        <text:list-header>
          <text:p text:style-name="P231"/>
        </text:list-header>
        <text:list-item>
          <text:p text:style-name="P218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404913038367699179" text:style-name="L10">
        <text:list-item>
          <text:p text:style-name="P221">Comentem introducció condensadors</text:p>
        </text:list-item>
        <text:list-item>
          <text:p text:style-name="P221">2.1 Capacitat d'un condensador</text:p>
        </text:list-item>
      </text:list>
      <text:p text:style-name="P99"/>
      <text:p text:style-name="P99"/>
      <text:p text:style-name="P145"/>
      <text:p text:style-name="P145">Divendres<text:tab/>06/02/26</text:p>
      <text:p text:style-name="P145"/>
      <text:list xml:id="list224141567159063" text:continue-list="list224141464825518" text:style-name="L9">
        <text:list-item>
          <text:p text:style-name="P219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518172470446238734" text:style-name="L11">
        <text:list-item>
          <text:p text:style-name="P222">Comentem 2.1.<text:span text:style-name="T65">1</text:span> C<text:span text:style-name="T65">omparació del calor específic de l'aigua i de l'aire</text:span></text:p>
        </text:list-item>
        <text:list-item>
          <text:p text:style-name="P222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22">Comentem 2.1.<text:span text:style-name="T65">3</text:span> <text:span text:style-name="T65">Efecte de la superfície d'intercanvi en la temperatura de condensació</text:span></text:p>
        </text:list-item>
        <text:list-item>
          <text:p text:style-name="P222">Comentem 2.1.<text:span text:style-name="T65">3</text:span> <text:span text:style-name="T65">Aprofitament de la capacitat d'un condensador</text:span></text:p>
        </text:list-item>
        <text:list-item>
          <text:p text:style-name="P222">Comentem 2.<text:span text:style-name="T65">2</text:span>.<text:span text:style-name="T65">1</text:span> <text:span text:style-name="T65">Condensadors refrigerats per aire</text:span></text:p>
          <text:p text:style-name="P222"/>
        </text:list-item>
      </text:list>
      <text:p text:style-name="P100"/>
      <text:p text:style-name="P100"/>
      <text:p text:style-name="P141">Di<text:span text:style-name="T54">marts</text:span><text:tab/><text:span text:style-name="T66">10</text:span>/<text:span text:style-name="T49">02</text:span>/2<text:span text:style-name="T49">6</text:span></text:p>
      <text:list xml:id="list224141542699163" text:continue-list="list224141567159063" text:style-name="L9">
        <text:list-header>
          <text:p text:style-name="P232"/>
        </text:list-header>
      </text:list>
      <text:p text:style-name="P95">Baixa al taller el grup <text:span text:style-name="T62">1</text:span>.</text:p>
      <text:list xml:id="list224140830449874" text:continue-numbering="true" text:style-name="L9">
        <text:list-header>
          <text:p text:style-name="P215"/>
        </text:list-header>
        <text:list-item>
          <text:p text:style-name="P223">Feim buit a l'equip d'aire condicionat.</text:p>
        </text:list-item>
        <text:list-item>
          <text:p text:style-name="P223">Omplim amb R600a l'equip.</text:p>
        </text:list-item>
        <text:list-item>
          <text:p text:style-name="P223">Posem en marxa l'equip.</text:p>
        </text:list-item>
      </text:list>
      <text:p text:style-name="P101"/>
      <text:p text:style-name="P101"/>
      <text:p text:style-name="P152"/>
      <text:p text:style-name="P142">Di<text:span text:style-name="T54">mecres</text:span><text:tab/><text:span text:style-name="T66">11</text:span>/<text:span text:style-name="T49">02</text:span>/2<text:span text:style-name="T49">6</text:span></text:p>
      <text:p text:style-name="P142"/>
      <text:p text:style-name="P102">Baixa al taller el grup 2</text:p>
      <text:list xml:id="list224142157719931" text:continue-numbering="true" text:style-name="L9">
        <text:list-item>
          <text:p text:style-name="P224">Feim buit a l'equip d'aire condicionat.</text:p>
        </text:list-item>
        <text:list-item>
          <text:p text:style-name="P224">Omplim amb R600a l'equip.</text:p>
        </text:list-item>
        <text:list-item>
          <text:p text:style-name="P224">Posem en marxa l'equip.</text:p>
        </text:list-item>
        <text:list-item>
          <text:p text:style-name="P225">Recuperem el refrigerant</text:p>
        </text:list-item>
      </text:list>
      <text:p text:style-name="P102"/>
      <text:p text:style-name="P102"/>
      <text:p text:style-name="P233">Di<text:span text:style-name="T67">jous<text:tab/><text:tab/>12</text:span>/<text:span text:style-name="T49">02</text:span>/2<text:span text:style-name="T49">6</text:span></text:p>
      <text:p text:style-name="P102"/>
      <text:list xml:id="list224140874757360" text:continue-numbering="true" text:style-name="L9">
        <text:list-item>
          <text:p text:style-name="P220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5732108412699196181" text:style-name="L12">
        <text:list-item>
          <text:p text:style-name="P227">Comentem apartat 2.2.2 Condensador refrigerats per aigua</text:p>
        </text:list-item>
        <text:list-item>
          <text:p text:style-name="P227">Comentem aparta 2.2.2.1 Condensadors coaxials</text:p>
        </text:list-item>
        <text:list-item>
          <text:p text:style-name="P227">Comentem apartat 2.2.2.2 Condensadors multitubulars</text:p>
        </text:list-item>
        <text:list-item>
          <text:p text:style-name="P227">Comentem apartat 2.2.2.3 Condnsadors refrigertas per aigua de mar</text:p>
        </text:list-item>
        <text:list-item>
          <text:p text:style-name="P228">Reparteixc fotocòpies amb els exercicis 2.3 Exercicis condensad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2T22:41:40.493002023</dc:date>
    <meta:editing-duration>PT2H58M29S</meta:editing-duration>
    <meta:editing-cycles>269</meta:editing-cycles>
    <meta:document-statistic meta:table-count="0" meta:image-count="0" meta:object-count="1" meta:page-count="10" meta:paragraph-count="249" meta:word-count="1473" meta:character-count="9481" meta:non-whitespace-character-count="8350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